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3.6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.7cm" svg:y="2.85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6.9cm" svg:y="7.8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6T13:26:22.411679868</dc:date>
    <meta:editing-duration>PT12S</meta:editing-duration>
    <meta:editing-cycles>7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3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309016994374941">
                <text:p>0.309016994374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309016994374941">
                <text:p>0.309016994374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309016994374941">
                <text:p>0.309016994374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0.309016994374958">
                <text:p>-0.309016994374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309016994374954">
                <text:p>0.309016994374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0.309016994374958">
                <text:p>-0.309016994374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309016994374955">
                <text:p>0.309016994374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